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solid" svg:stroke-width="0.081cm" svg:stroke-color="#000000" draw:marker-start-width="0.321cm" draw:marker-end-width="0.321cm" draw:fill="solid" draw:fill-color="#ffffff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draw:stroke="solid" svg:stroke-width="0.081cm" svg:stroke-color="#000000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3.75cm" svg:height="2cm" svg:x="9.766cm" svg:y="30.499cm">
          <text:p/>
        </draw:rect>
        <draw:rect draw:style-name="gr2" draw:text-style-name="P1" draw:layer="layout" svg:width="9cm" svg:height="1cm" svg:x="3.75cm" svg:y="1cm">
          <text:p text:style-name="P1">Data</text:p>
        </draw:rect>
        <draw:ellipse draw:style-name="gr3" draw:text-style-name="P1" xml:id="id3" draw:id="id3" draw:layer="layout" svg:width="2cm" svg:height="1cm" svg:x="34.25cm" svg:y="0cm">
          <text:p text:style-name="P1">Bool</text:p>
        </draw:ellipse>
        <draw:ellipse draw:style-name="gr3" draw:text-style-name="P1" xml:id="id1" draw:id="id1" draw:layer="layout" svg:width="2cm" svg:height="1cm" svg:x="31.25cm" svg:y="1.947cm">
          <text:p text:style-name="P1">Uint</text:p>
        </draw:ellipse>
        <draw:ellipse draw:style-name="gr3" draw:text-style-name="P1" xml:id="id2" draw:id="id2" draw:layer="layout" svg:width="2cm" svg:height="1cm" svg:x="34.25cm" svg:y="4cm">
          <text:p text:style-name="P1">UInt</text:p>
        </draw:ellipse>
        <draw:ellipse draw:style-name="gr3" draw:text-style-name="P1" xml:id="id4" draw:id="id4" draw:layer="layout" svg:width="2cm" svg:height="1cm" svg:x="37.25cm" svg:y="2cm">
          <text:p text:style-name="P1">SInt</text:p>
        </draw:ellipse>
        <draw:ellipse draw:style-name="gr3" draw:text-style-name="P1" draw:layer="layout" svg:width="2cm" svg:height="1cm" svg:x="27.75cm" svg:y="4.75cm">
          <text:p text:style-name="P1">Vec</text:p>
        </draw:ellipse>
        <draw:ellipse draw:style-name="gr3" draw:text-style-name="P1" draw:layer="layout" svg:width="2.5cm" svg:height="1cm" svg:x="34cm" svg:y="-4cm">
          <text:p text:style-name="P1">Bundle</text:p>
        </draw:ellipse>
        <draw:connector draw:style-name="gr4" draw:text-style-name="P1" draw:layer="layout" svg:x1="32.575cm" svg:y1="-1.75cm" svg:x2="28cm" svg:y2="-3.115cm" svg:d="M32575-1750h-2287v-1365h-2288">
          <text:p/>
        </draw:connector>
        <draw:connector draw:style-name="gr5" draw:text-style-name="P1" draw:layer="layout" draw:type="curve" svg:x1="33.25cm" svg:y1="2.447cm" svg:x2="35.25cm" svg:y2="4cm" draw:start-shape="id1" draw:start-glue-point="1" draw:end-shape="id2" draw:end-glue-point="0" svg:d="M33250 2447c1334 0 2000 517 2000 1553">
          <text:p text:style-name="P1"><text:s text:c="5"/></text:p>
        </draw:connector>
        <draw:connector draw:style-name="gr5" draw:text-style-name="P1" draw:layer="layout" draw:type="curve" svg:x1="35.25cm" svg:y1="1cm" svg:x2="35.283cm" svg:y2="3.98cm" draw:start-shape="id3" draw:start-glue-point="2" svg:d="M35250 1000c0 2641 33 1152 33 2980">
          <text:p text:style-name="P1"><text:s text:c="5"/></text:p>
        </draw:connector>
        <draw:connector draw:style-name="gr5" draw:text-style-name="P1" draw:layer="layout" draw:type="curve" svg:x1="37.25cm" svg:y1="2.5cm" svg:x2="35.25cm" svg:y2="4cm" draw:start-shape="id4" draw:start-glue-point="3" draw:end-shape="id2" svg:d="M37250 2500c-1334 0-2000 500-2000 1500">
          <text:p text:style-name="P1"><text:s text:c="5"/></text:p>
        </draw:connector>
        <draw:ellipse draw:style-name="gr3" draw:text-style-name="P1" xml:id="id5" draw:id="id5" draw:layer="layout" svg:width="2cm" svg:height="1cm" svg:x="23.75cm" svg:y="-6cm">
          <text:p text:style-name="P1">Bits</text:p>
        </draw:ellipse>
        <draw:ellipse draw:style-name="gr3" draw:text-style-name="P1" draw:layer="layout" svg:width="2cm" svg:height="1cm" svg:x="30cm" svg:y="12cm">
          <text:p text:style-name="P1">SInt</text:p>
        </draw:ellipse>
        <draw:ellipse draw:style-name="gr3" draw:text-style-name="P1" xml:id="id6" draw:id="id6" draw:layer="layout" svg:width="2cm" svg:height="1cm" svg:x="20.75cm" svg:y="-3cm">
          <text:p text:style-name="P1">Uint</text:p>
        </draw:ellipse>
        <draw:ellipse draw:style-name="gr3" draw:text-style-name="P1" draw:layer="layout" svg:width="2cm" svg:height="1cm" svg:x="23.75cm" svg:y="-3cm">
          <text:p text:style-name="P1">Bool</text:p>
        </draw:ellipse>
        <draw:connector draw:style-name="gr5" draw:text-style-name="P1" draw:layer="layout" draw:type="curve" svg:x1="24.75cm" svg:y1="-5cm" svg:x2="21.75cm" svg:y2="-3cm" draw:start-shape="id5" draw:start-glue-point="2" draw:end-shape="id6" draw:end-glue-point="0" svg:d="M24750-5000c0 1501-3000 502-3000 2000">
          <text:p text:style-name="P1"><text:s text:c="5"/></text:p>
        </draw:connector>
        <draw:rect draw:style-name="gr2" draw:text-style-name="P1" draw:layer="layout" svg:width="3cm" svg:height="1cm" svg:x="3.75cm" svg:y="4cm">
          <text:p text:style-name="P1">BaseType</text:p>
        </draw:rect>
        <draw:rect draw:style-name="gr2" draw:text-style-name="P1" draw:layer="layout" svg:width="2cm" svg:height="1cm" svg:x="3.25cm" svg:y="7cm">
          <text:p text:style-name="P1">Bool</text:p>
        </draw:rect>
        <draw:rect draw:style-name="gr2" draw:text-style-name="P1" draw:layer="layout" svg:width="7cm" svg:height="1cm" svg:x="5.75cm" svg:y="7cm">
          <text:p text:style-name="P1">BitVector</text:p>
        </draw:rect>
        <draw:rect draw:style-name="gr2" draw:text-style-name="P1" draw:layer="layout" svg:width="2cm" svg:height="1cm" svg:x="5.75cm" svg:y="10cm">
          <text:p text:style-name="P1">Bits</text:p>
        </draw:rect>
        <draw:rect draw:style-name="gr2" draw:text-style-name="P1" draw:layer="layout" svg:width="2cm" svg:height="1cm" svg:x="8.25cm" svg:y="10cm">
          <text:p text:style-name="P1">UInt</text:p>
        </draw:rect>
        <draw:rect draw:style-name="gr2" draw:text-style-name="P1" draw:layer="layout" svg:width="2cm" svg:height="1cm" svg:x="10.75cm" svg:y="10cm">
          <text:p text:style-name="P1">SInt</text:p>
        </draw:rect>
        <draw:connector draw:style-name="gr5" draw:text-style-name="P1" draw:layer="layout" draw:type="curve" svg:x1="32.778cm" svg:y1="-4.5cm" svg:x2="28.75cm" svg:y2="-5.365cm" svg:d="M32778-4500c-3021 0-1007-865-4028-865">
          <text:p text:style-name="P1"><text:s text:c="5"/></text:p>
        </draw:connector>
        <draw:line draw:style-name="gr6" draw:text-style-name="P1" draw:layer="layout" svg:x1="11.75cm" svg:y1="10cm" svg:x2="11.75cm" svg:y2="8cm">
          <text:p/>
        </draw:line>
        <draw:line draw:style-name="gr6" draw:text-style-name="P1" draw:layer="layout" svg:x1="9.25cm" svg:y1="10cm" svg:x2="9.25cm" svg:y2="8cm">
          <text:p/>
        </draw:line>
        <draw:line draw:style-name="gr6" draw:text-style-name="P2" draw:layer="layout" svg:x1="6.75cm" svg:y1="10cm" svg:x2="6.75cm" svg:y2="8cm">
          <text:p/>
        </draw:line>
        <draw:line draw:style-name="gr6" draw:text-style-name="P2" draw:layer="layout" svg:x1="4.25cm" svg:y1="7cm" svg:x2="4.25cm" svg:y2="5cm">
          <text:p/>
        </draw:line>
        <draw:line draw:style-name="gr6" draw:text-style-name="P2" draw:layer="layout" svg:x1="6.25cm" svg:y1="7cm" svg:x2="6.25cm" svg:y2="5.021cm">
          <text:p/>
        </draw:line>
        <draw:line draw:style-name="gr6" draw:text-style-name="P2" draw:layer="layout" svg:x1="5.25cm" svg:y1="4cm" svg:x2="5.25cm" svg:y2="2cm">
          <text:p/>
        </draw:line>
        <draw:rect draw:style-name="gr2" draw:text-style-name="P1" draw:layer="layout" svg:width="2.5cm" svg:height="1cm" svg:x="7.25cm" svg:y="4cm">
          <text:p text:style-name="P1">Bundle</text:p>
        </draw:rect>
        <draw:rect draw:style-name="gr2" draw:text-style-name="P1" draw:layer="layout" svg:width="2.5cm" svg:height="1cm" svg:x="10.25cm" svg:y="4cm">
          <text:p text:style-name="P1">Vec</text:p>
        </draw:rect>
        <draw:line draw:style-name="gr6" draw:text-style-name="P2" draw:layer="layout" svg:x1="8.5cm" svg:y1="4cm" svg:x2="8.5cm" svg:y2="2.021cm">
          <text:p/>
        </draw:line>
        <draw:line draw:style-name="gr6" draw:text-style-name="P2" draw:layer="layout" svg:x1="11.5cm" svg:y1="4cm" svg:x2="11.5cm" svg:y2="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2-25T21:51:19.04</meta:creation-date>
    <dc:date>2016-02-25T22:29:59.33</dc:date>
    <meta:editing-duration>PT7M31S</meta:editing-duration>
    <meta:editing-cycles>1</meta:editing-cycles>
    <meta:document-statistic meta:object-count="34"/>
    <meta:generator>OpenOffice/4.1.1$Win32 OpenOffice.org_project/411m6$Build-9775</meta:generator>
  </office:meta>
</office:document-meta>
</file>